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c4a4" officeooo:paragraph-rsid="000dc4a4"/>
    </style:style>
    <style:style style:name="P2" style:family="paragraph" style:parent-style-name="Standard">
      <style:paragraph-properties fo:text-align="center" style:justify-single-word="false"/>
      <style:text-properties officeooo:rsid="000dc4a4" officeooo:paragraph-rsid="000dc4a4"/>
    </style:style>
    <style:style style:name="P3" style:family="paragraph" style:parent-style-name="Standard">
      <style:text-properties fo:font-style="italic" officeooo:rsid="000dc4a4" officeooo:paragraph-rsid="000dc4a4" style:font-style-asian="italic" style:font-style-complex="italic"/>
    </style:style>
    <style:style style:name="P4" style:family="paragraph" style:parent-style-name="Standard">
      <style:text-properties officeooo:rsid="000e220c" officeooo:paragraph-rsid="000dc4a4"/>
    </style:style>
    <style:style style:name="P5" style:family="paragraph" style:parent-style-name="Standard">
      <style:text-properties officeooo:rsid="000e220c" officeooo:paragraph-rsid="000e220c"/>
    </style:style>
    <style:style style:name="P6" style:family="paragraph" style:parent-style-name="Standard">
      <style:text-properties officeooo:rsid="000f0b9a" officeooo:paragraph-rsid="000e220c"/>
    </style:style>
    <style:style style:name="P7" style:family="paragraph" style:parent-style-name="Standard">
      <style:text-properties officeooo:rsid="000f0b9a" officeooo:paragraph-rsid="000f0b9a"/>
    </style:style>
    <style:style style:name="P8" style:family="paragraph" style:parent-style-name="Standard">
      <style:text-properties officeooo:rsid="000f7d2b" officeooo:paragraph-rsid="000f7d2b"/>
    </style:style>
    <style:style style:name="P9" style:family="paragraph" style:parent-style-name="Standard">
      <style:text-properties officeooo:rsid="0011e9c3" officeooo:paragraph-rsid="0011e9c3"/>
    </style:style>
    <style:style style:name="P10" style:family="paragraph" style:parent-style-name="Standard">
      <style:text-properties officeooo:rsid="001354f5" officeooo:paragraph-rsid="001354f5"/>
    </style:style>
    <style:style style:name="P11" style:family="paragraph" style:parent-style-name="Standard">
      <style:text-properties fo:color="#9900ff" fo:font-size="8pt" fo:font-style="italic" style:text-underline-style="none" officeooo:rsid="001354f5" officeooo:paragraph-rsid="001354f5" style:font-size-asian="8pt" style:font-style-asian="italic" style:font-size-complex="8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paragraph-properties fo:text-align="center"/>
      <style:text-properties fo: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text-align="center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officeooo:rsid="000dc4a4"/>
    </style:style>
    <style:style style:name="T2" style:family="text">
      <style:text-properties officeooo:rsid="000e220c"/>
    </style:style>
    <style:style style:name="T3" style:family="text">
      <style:text-properties officeooo:rsid="000f7d2b"/>
    </style:style>
    <style:style style:name="T4" style:family="text">
      <style:text-properties style:text-position="sub 58%" officeooo:rsid="000f7d2b"/>
    </style:style>
    <style:style style:name="T5" style:family="text">
      <style:text-properties style:text-position="sub 58%" officeooo:rsid="001354f5"/>
    </style:style>
    <style:style style:name="T6" style:family="text">
      <style:text-properties officeooo:rsid="0011e9c3"/>
    </style:style>
    <style:style style:name="T7" style:family="text">
      <style:text-properties officeooo:rsid="0011eaee"/>
    </style:style>
    <style:style style:name="T8" style:family="text">
      <style:text-properties officeooo:rsid="00130abb"/>
    </style:style>
    <style:style style:name="T9" style:family="text">
      <style:text-properties officeooo:rsid="001354f5"/>
    </style:style>
    <style:style style:name="T10" style:family="text">
      <style:text-properties officeooo:rsid="0013a56d"/>
    </style:style>
    <style:style style:name="T11" style:family="text">
      <style:text-properties fo:color="#ffffff"/>
    </style:style>
    <style:style style:name="T12" style:family="text">
      <style:text-properties fo:font-size="12pt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398in" fo:min-width="0.1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0.7874in" fo:min-width="0.7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16in" fo:min-width="0.5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252in" fo:min-width="0.5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339in" fo:min-width="0.5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Dashed_20__28_var_29_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146in" fo:min-width="0.51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Dashed_20__28_var_29_" svg:stroke-width="0.0201in" svg:stroke-color="#000000" draw:marker-start-width="0.1689in" draw:marker-end-width="0.1689in" draw:fill="none" draw:textarea-horizontal-align="justify" draw:textarea-vertical-align="middle" draw:auto-grow-height="false" fo:min-height="0.5146in" fo:min-width="0.51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draw:stroke-dash="Dashed_20__28_var_29_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Contracting</text:span> Havox <text:span text:style-name="T1">Diagrams</text:span></text:p>
      <text:p text:style-name="P2">by Sven Nilsen, 2018</text:p>
      <text:p text:style-name="P1"/>
      <text:p text:style-name="P3">A Havox diagram is an undirected graph where nodes are judged to be identical (solid lines) or different (dotted lines), and where <text:span text:style-name="T2">edges can be judged to be identical or different</text:span>. In this paper I <text:span text:style-name="T8">show</text:span> <text:span text:style-name="T7">a proof technique by contracting Havox diagrams.</text:span></text:p>
      <text:p text:style-name="P4"/>
      <text:p text:style-name="P7"><text:span text:style-name="T9">Assume a</text:span> <text:span text:style-name="T7">closed </text:span>circuit <text:span text:style-name="T9">that has</text:span> lines connected to black boxes. All the black boxes has a secret switch that chooses between `not` or `id` (bool → bool). By pushing a button, all the boxes switches with 50% probability each, such that you never know which function they choose. <text:span text:style-name="T10">You push the button.</text:span></text:p>
      <text:p text:style-name="P7"><draw:line text:anchor-type="paragraph" draw:z-index="17" draw:name="Shape8" draw:style-name="gr2" draw:text-style-name="P13" svg:x1="0.8146in" svg:y1="0.1929in" svg:x2="5.9984in" svg:y2="0.1736in"><text:p/></draw:line><draw:line text:anchor-type="paragraph" draw:z-index="5" draw:name="Shape9" draw:style-name="gr1" draw:text-style-name="P12" svg:x1="4.7126in" svg:y1="1.2016in" svg:x2="5.9988in" svg:y2="0.1736in"><text:p/></draw:line></text:p>
      <text:p text:style-name="P5"><draw:line text:anchor-type="paragraph" draw:z-index="4" draw:name="Shape7" draw:style-name="gr2" draw:text-style-name="P13" svg:x1="2.0547in" svg:y1="1.0295in" svg:x2="0.8146in" svg:y2="0.0016in"><text:p/></draw:line></text:p>
      <text:p text:style-name="P5"><draw:line text:anchor-type="paragraph" draw:z-index="2" draw:name="Shape4" draw:style-name="gr1" draw:text-style-name="P12" svg:x1="2.0547in" svg:y1="0.3654in" svg:x2="1.5957in" svg:y2="0.0571in"><text:p/></draw:line><draw:line text:anchor-type="paragraph" draw:z-index="16" draw:name="Shape5" draw:style-name="gr1" draw:text-style-name="P12" svg:x1="1.5957in" svg:y1="0.0571in" svg:x2="5.152in" svg:y2="0.0571in"><text:p/></draw:line><draw:line text:anchor-type="paragraph" draw:z-index="3" draw:name="Shape6" draw:style-name="gr1" draw:text-style-name="P12" svg:x1="5.1524in" svg:y1="0.0571in" svg:x2="4.7126in" svg:y2="0.3587in"><text:p/></draw:line></text:p>
      <text:p text:style-name="P5"><draw:custom-shape text:anchor-type="paragraph" draw:z-index="6" draw:name="Shape2" draw:style-name="gr3" svg:width="0.2039in" svg:height="0.1969in" svg:x="2.7575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3" svg:width="0.2039in" svg:height="0.1969in" svg:x="3.8209in" svg:y="0.0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3" svg:width="0.2039in" svg:height="0.1969in" svg:x="4.6209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3" svg:width="0.2039in" svg:height="0.1969in" svg:x="1.9634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4" draw:text-style-name="P13" svg:width="0.7878in" svg:height="0.7878in" svg:x="2.0547in" svg:y="0.0043in"><text:p/><draw:enhanced-geometry svg:viewBox="0 0 21600 21600" draw:type="rectangle" draw:enhanced-path="M 0 0 L 21600 0 21600 21600 0 21600 0 0 Z N"/></draw:custom-shape><draw:custom-shape text:anchor-type="paragraph" draw:z-index="15" draw:name="Shape1" draw:style-name="gr4" draw:text-style-name="P13" svg:width="0.7878in" svg:height="0.7878in" svg:x="3.9252in" svg:y="0.011in"><text:p/><draw:enhanced-geometry svg:viewBox="0 0 21600 21600" draw:type="rectangle" draw:enhanced-path="M 0 0 L 21600 0 21600 21600 0 21600 0 0 Z N"/></draw:custom-shape><draw:line text:anchor-type="paragraph" draw:z-index="1" draw:name="Shape3" draw:style-name="gr1" draw:text-style-name="P12" svg:x1="2.8425in" svg:y1="0.1736in" svg:x2="3.9252in" svg:y2="0.1665in"><text:p/></draw:line></text:p>
      <text:p text:style-name="P5"><draw:frame text:anchor-type="paragraph" draw:z-index="18" draw:name="Shape10" draw:style-name="gr5" draw:text-style-name="P15" svg:width="0.5713in" svg:height="0.2567in" svg:x="2.1665in" svg:y="0.0811in"><draw:text-box><text:p text:style-name="P14"><text:span text:style-name="T11">not/id</text:span></text:p></draw:text-box></draw:frame><draw:frame text:anchor-type="paragraph" draw:z-index="19" draw:name="Shape10" draw:style-name="gr6" draw:text-style-name="P15" svg:width="0.5122in" svg:height="0.3843in" svg:x="4.0693in" svg:y="0.0811in"><draw:text-box><text:p text:style-name="P14"><text:span text:style-name="T11">not/id</text:span></text:p></draw:text-box></draw:frame></text:p>
      <text:p text:style-name="P5"><draw:custom-shape text:anchor-type="paragraph" draw:z-index="11" draw:name="Shape2" draw:style-name="gr3" svg:width="0.2039in" svg:height="0.1969in" svg:x="1.95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3" svg:width="0.2039in" svg:height="0.1969in" svg:x="2.7445in" svg:y="0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" draw:style-name="gr3" svg:width="0.2039in" svg:height="0.1969in" svg:x="3.8209in" svg:y="0.1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" draw:style-name="gr3" svg:width="0.2039in" svg:height="0.1969in" svg:x="4.6146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0" draw:name="Shape3" draw:style-name="gr1" draw:text-style-name="P12" svg:x1="2.8425in" svg:y1="0.0772in" svg:x2="3.9252in" svg:y2="0.0701in"><text:p/></draw:line></text:p>
      <text:p text:style-name="P6"/>
      <text:p text:style-name="P7">In the circuit above, the following property:</text:p>
      <text:p text:style-name="P7"/>
      <text:p text:style-name="P7"><text:tab/><text:tab/><text:tab/>x = f<text:span text:style-name="T4">0</text:span>(f<text:span text:style-name="T4">1</text:span>(x))<text:tab/><text:tab/><text:span text:style-name="T9">&lt;=&gt;</text:span><text:tab/><text:tab/><text:span text:style-name="T9">x : [f</text:span><text:span text:style-name="T5">1</text:span><text:span text:style-name="T9">] [f</text:span><text:span text:style-name="T5">0</text:span><text:span text:style-name="T9">] x</text:span></text:p>
      <text:p text:style-name="P7"/>
      <text:p text:style-name="P7">Holds only <text:span text:style-name="T3">when</text:span> <text:span text:style-name="T3">the internally connected circuit can be extracted into two separate circles:</text:span></text:p>
      <text:p text:style-name="P7"><draw:line text:anchor-type="paragraph" draw:z-index="39" draw:name="Shape13" draw:style-name="gr1" draw:text-style-name="P12" svg:x1="1.0181in" svg:y1="0.1811in" svg:x2="3.2098in" svg:y2="0.1811in"><text:p/></draw:line><draw:line text:anchor-type="paragraph" draw:z-index="40" draw:name="Shape14" draw:style-name="gr1" draw:text-style-name="P12" svg:x1="3.2094in" svg:y1="0.1874in" svg:x2="2.8492in" svg:y2="0.9555in"><text:p/></draw:line><draw:line text:anchor-type="paragraph" draw:z-index="46" draw:name="Shape22" draw:style-name="gr1" draw:text-style-name="P12" svg:x1="1.5563in" svg:y1="0.9555in" svg:x2="1.0181in" svg:y2="0.1811in"><text:p/></draw:line></text:p>
      <text:p text:style-name="P7"><draw:custom-shape text:anchor-type="paragraph" draw:z-index="20" draw:name="Shape11" draw:style-name="gr7" draw:text-style-name="P16" svg:width="0.7421in" svg:height="0.7087in" svg:x="4.2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7" draw:text-style-name="P16" svg:width="0.7421in" svg:height="0.7087in" svg:x="5.302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17" draw:style-name="gr1" draw:text-style-name="P12" svg:x1="1.648in" svg:y1="0.3457in" svg:x2="1.3398in" svg:y2="0.1591in"><text:p/></draw:line><draw:line text:anchor-type="paragraph" draw:z-index="43" draw:name="Shape18" draw:style-name="gr1" draw:text-style-name="P12" svg:x1="1.3398in" svg:y1="0.1591in" svg:x2="2.9413in" svg:y2="0.1717in"><text:p/></draw:line><draw:line text:anchor-type="paragraph" draw:z-index="44" draw:name="Shape19" draw:style-name="gr1" draw:text-style-name="P12" svg:x1="2.9409in" svg:y1="0.1717in" svg:x2="2.6846in" svg:y2="0.339in"><text:p/></draw:line><draw:frame text:anchor-type="paragraph" draw:z-index="61" draw:name="Shape12" draw:style-name="gr8" draw:text-style-name="P17" svg:width="0.5059in" svg:height="0.1925in" svg:x="2.022in" svg:y="0.1535in"><draw:text-box><text:p text:style-name="P12"><text:span text:style-name="T12">false</text:span></text:p></draw:text-box></draw:frame></text:p>
      <text:p text:style-name="P7"><draw:custom-shape text:anchor-type="paragraph" draw:z-index="47" draw:name="Shape23" draw:style-name="gr10" svg:width="0.6043in" svg:height="0.2496in" svg:x="3.4in" svg:y="0.0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3" draw:name="Shape12" draw:style-name="gr9" draw:text-style-name="P17" svg:width="0.5059in" svg:height="0.1925in" svg:x="5.4075in" svg:y="0.039in"><draw:text-box><text:p text:style-name="P12"><text:span text:style-name="T12">true</text:span></text:p></draw:text-box></draw:frame><draw:frame text:anchor-type="paragraph" draw:z-index="22" draw:name="Shape12" draw:style-name="gr8" draw:text-style-name="P17" svg:width="0.5059in" svg:height="0.1925in" svg:x="4.3118in" svg:y="0.0327in"><draw:text-box><text:p text:style-name="P12"><text:span text:style-name="T12">false</text:span></text:p></draw:text-box></draw:frame><draw:line text:anchor-type="paragraph" draw:z-index="36" draw:name="Shape25" draw:style-name="gr12" draw:text-style-name="P12" svg:x1="4.9417in" svg:y1="0.1661in" svg:x2="5.302in" svg:y2="0.1661in"><text:p/></draw:line><draw:line text:anchor-type="paragraph" draw:z-index="41" draw:name="Shape15" draw:style-name="gr1" draw:text-style-name="P12" svg:x1="2.6846in" svg:y1="0.1543in" svg:x2="1.648in" svg:y2="0.1472in"><text:p/></draw:line><draw:line text:anchor-type="paragraph" draw:z-index="48" draw:name="Shape26" draw:style-name="gr12" draw:text-style-name="P12" svg:x1="2.528in" svg:y1="0.1543in" svg:x2="2.5209in" svg:y2="0.5724in"><text:p/></draw:line></text:p>
      <text:p text:style-name="P7"><draw:frame text:anchor-type="paragraph" draw:z-index="62" draw:name="Shape12" draw:style-name="gr9" draw:text-style-name="P17" svg:width="0.5059in" svg:height="0.1925in" svg:x="1.7264in" svg:y="0.1882in"><draw:text-box><text:p text:style-name="P12"><text:span text:style-name="T12">true</text:span></text:p></draw:text-box></draw:frame></text:p>
      <text:p text:style-name="P7"><draw:line text:anchor-type="paragraph" draw:z-index="45" draw:name="Shape20" draw:style-name="gr1" draw:text-style-name="P12" svg:x1="2.8492in" svg:y1="0.189in" svg:x2="1.5563in" svg:y2="0.1961in"><text:p/></draw:line></text:p>
      <text:p text:style-name="P7"/>
      <text:p text:style-name="P8">These two circles represent some measurement on a pair of inputs or outputs. <text:span text:style-name="T10">However, instead of measuring, one can just attach a line between the pair to say “these lines are supposed to be separate”. When</text:span> one box chooses `not`, <text:span text:style-name="T6">instead of two circles, one</text:span> gets a single circle <text:span text:style-name="T6">with a dotted line inside</text:span>:</text:p>
      <text:p text:style-name="P8"/>
      <text:p text:style-name="P8"><draw:line text:anchor-type="paragraph" draw:z-index="24" draw:name="Shape13" draw:style-name="gr1" draw:text-style-name="P12" svg:x1="1.4311in" svg:y1="0.0492in" svg:x2="3.6228in" svg:y2="0.0492in"><text:p/></draw:line><draw:line text:anchor-type="paragraph" draw:z-index="25" draw:name="Shape14" draw:style-name="gr1" draw:text-style-name="P12" svg:x1="3.6228in" svg:y1="0.0555in" svg:x2="3.2626in" svg:y2="0.8236in"><text:p/></draw:line><draw:line text:anchor-type="paragraph" draw:z-index="33" draw:name="Shape22" draw:style-name="gr1" draw:text-style-name="P12" svg:x1="1.9693in" svg:y1="0.8236in" svg:x2="1.4311in" svg:y2="0.0492in"><text:p/></draw:line><draw:custom-shape text:anchor-type="paragraph" draw:z-index="35" draw:name="Shape24" draw:style-name="gr11" draw:text-style-name="P18" svg:width="0.7551in" svg:height="0.7551in" svg:x="4.6925in" svg:y="0.0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Shape27" draw:style-name="gr12" draw:text-style-name="P12" svg:x1="5.0799in" svg:y1="0.0689in" svg:x2="5.0665in" svg:y2="0.8236in"><text:p/></draw:line></text:p>
      <text:p text:style-name="P8"><draw:custom-shape text:anchor-type="paragraph" draw:z-index="34" draw:name="Shape23" draw:style-name="gr10" svg:width="0.6043in" svg:height="0.2496in" svg:x="3.8134in" svg:y="0.09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7" draw:name="Shape16" draw:style-name="gr1" draw:text-style-name="P12" svg:x1="2.2256in" svg:y1="0.6323in" svg:x2="1.9693in" svg:y2="0.1661in"><text:p/></draw:line><draw:line text:anchor-type="paragraph" draw:z-index="31" draw:name="Shape20" draw:style-name="gr1" draw:text-style-name="P12" svg:x1="3.1902in" svg:y1="0.1591in" svg:x2="2.2256in" svg:y2="0.1661in"><text:p/></draw:line><draw:line text:anchor-type="paragraph" draw:z-index="32" draw:name="Shape21" draw:style-name="gr1" draw:text-style-name="P12" svg:x1="2.2256in" svg:y1="0.1591in" svg:x2="1.9693in" svg:y2="0.6319in"><text:p/></draw:line><draw:line text:anchor-type="paragraph" draw:z-index="37" draw:name="Shape26" draw:style-name="gr12" draw:text-style-name="P12" svg:x1="2.8425in" svg:y1="0.1591in" svg:x2="2.8354in" svg:y2="0.6252in"><text:p/></draw:line><draw:line text:anchor-type="paragraph" draw:z-index="28" draw:name="Shape17" draw:style-name="gr1" draw:text-style-name="P12" svg:x1="1.9693in" svg:y1="0.1661in" svg:x2="1.7528in" svg:y2="0.0154in"><text:p/></draw:line><draw:line text:anchor-type="paragraph" draw:z-index="29" draw:name="Shape18" draw:style-name="gr1" draw:text-style-name="P12" svg:x1="1.7528in" svg:y1="0.0154in" svg:x2="3.3543in" svg:y2="0.028in"><text:p/></draw:line><draw:line text:anchor-type="paragraph" draw:z-index="30" draw:name="Shape19" draw:style-name="gr1" draw:text-style-name="P12" svg:x1="3.3539in" svg:y1="0.028in" svg:x2="3.1902in" svg:y2="0.1591in"><text:p/></draw:line></text:p>
      <text:p text:style-name="P8"/>
      <text:p text:style-name="P8"/>
      <text:p text:style-name="P8"><draw:line text:anchor-type="paragraph" draw:z-index="26" draw:name="Shape15" draw:style-name="gr1" draw:text-style-name="P12" svg:x1="3.2622in" svg:y1="0.0571in" svg:x2="2.2256in" svg:y2="0.05in"><text:p/></draw:line></text:p>
      <text:p text:style-name="P9"><draw:custom-shape text:anchor-type="paragraph" draw:z-index="49" draw:name="Shape24" draw:style-name="gr13" draw:text-style-name="P18" svg:width="0.7551in" svg:height="0.7551in" svg:x="1.2736in" svg:y="0.3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24" draw:style-name="gr13" draw:text-style-name="P18" svg:width="0.7551in" svg:height="0.7551in" svg:x="2.5209in" svg:y="0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27" draw:style-name="gr12" draw:text-style-name="P12" svg:x1="2.9087in" svg:y1="0.4035in" svg:x2="2.8953in" svg:y2="1.1583in"><text:p/></draw:line><draw:custom-shape text:anchor-type="paragraph" draw:z-index="52" draw:name="Shape24" draw:style-name="gr14" draw:text-style-name="P18" svg:width="0.7551in" svg:height="0.7551in" svg:x="3.8063in" svg:y="0.3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27" draw:style-name="gr12" draw:text-style-name="P12" svg:x1="4.1941in" svg:y1="0.3835in" svg:x2="4.1807in" svg:y2="1.1382in"><text:p/></draw:line><draw:custom-shape text:anchor-type="paragraph" draw:z-index="54" draw:name="Shape24" draw:style-name="gr14" draw:text-style-name="P18" svg:width="0.7551in" svg:height="0.7551in" svg:x="5.1118in" svg:y="0.3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28" draw:style-name="gr16" draw:text-style-name="P19" svg:width="0.315in" svg:height="0.1925in" svg:x="1.5228in" svg:y="1.2126in"><draw:text-box><text:p><text:span text:style-name="T12">true</text:span></text:p></draw:text-box></draw:frame><draw:line text:anchor-type="paragraph" draw:z-index="57" draw:name="Shape27" draw:style-name="gr15" draw:text-style-name="P12" svg:x1="1.6618in" svg:y1="0.3953in" svg:x2="1.6484in" svg:y2="1.15in"><text:p/></draw:line><draw:frame text:anchor-type="paragraph" draw:z-index="58" draw:name="Shape28" draw:style-name="gr17" draw:text-style-name="P19" svg:width="0.4669in" svg:height="0.2488in" svg:x="2.7563in" svg:y="1.2063in"><draw:text-box><text:p><text:span text:style-name="T12">false</text:span></text:p></draw:text-box></draw:frame><draw:frame text:anchor-type="paragraph" draw:z-index="59" draw:name="Shape28" draw:style-name="gr16" draw:text-style-name="P19" svg:width="0.315in" svg:height="0.1925in" svg:x="4.0681in" svg:y="1.1862in"><draw:text-box><text:p><text:span text:style-name="T12">true</text:span></text:p></draw:text-box></draw:frame><draw:frame text:anchor-type="paragraph" draw:z-index="60" draw:name="Shape28" draw:style-name="gr18" draw:text-style-name="P19" svg:width="0.4476in" svg:height="0.2441in" svg:x="5.348in" svg:y="1.1728in"><draw:text-box><text:p><text:span text:style-name="T12">false</text:span></text:p></draw:text-box></draw:frame><text:span text:style-name="T7">Rules (dotted edges have nodes where they intersect another line, for solid edges it does not matter):</text:span></text:p>
      <text:p text:style-name="P9"><draw:line text:anchor-type="paragraph" draw:z-index="55" draw:name="Shape27" draw:style-name="gr15" draw:text-style-name="P12" svg:x1="5.5008in" svg:y1="0.1854in" svg:x2="5.4874in" svg:y2="0.9402in"><text:p/></draw:line></text:p>
      <text:p text:style-name="P9"/>
      <text:p text:style-name="P9"/>
      <text:p text:style-name="P10"/>
      <text:p text:style-name="P10"/>
      <text:p text:style-name="P10"/>
      <text:p text:style-name="P11">Have fun.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2:27:10.996621000</meta:creation-date>
    <dc:date>2018-10-22T00:17:13.682191000</dc:date>
    <meta:editing-duration>PT3M46S</meta:editing-duration>
    <meta:editing-cycles>1</meta:editing-cycles>
    <meta:document-statistic meta:table-count="0" meta:image-count="0" meta:object-count="0" meta:page-count="1" meta:paragraph-count="10" meta:word-count="207" meta:character-count="1189" meta:non-whitespace-character-count="987"/>
    <meta:generator>LibreOffice/5.1.2.2$MacOSX_X86_64 LibreOffice_project/d3bf12ecb743fc0d20e0be0c58ca359301eb705f</meta:generator>
  </office:meta>
</office:document-meta>
</file>